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CC0000006AB6648C51.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Courier New" svg:font-family="'Courier New'" style:font-family-generic="modern"/>
    <style:font-face style:name="MS Mincho" svg:font-family="'MS Mincho', 'ＭＳ 明朝'" style:font-family-generic="modern"/>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lgun Gothic" svg:font-family="'Malgun Gothic'"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10.0278in" fo:margin-left="-0.0208in" table:align="left" style:writing-mode="lr-tb"/>
    </style:style>
    <style:style style:name="Table1.A" style:family="table-column">
      <style:table-column-properties style:column-width="1.1132in"/>
    </style:style>
    <style:style style:name="Table1.B" style:family="table-column">
      <style:table-column-properties style:column-width="1.8924in"/>
    </style:style>
    <style:style style:name="Table1.C" style:family="table-column">
      <style:table-column-properties style:column-width="2.9944in"/>
    </style:style>
    <style:style style:name="Table1.D" style:family="table-column">
      <style:table-column-properties style:column-width="4.0278in"/>
    </style:style>
    <style:style style:name="Table1.1" style:family="table-row">
      <style:table-row-properties style:min-row-height="0.5in" style:keep-together="true" fo:keep-together="auto"/>
    </style:style>
    <style:style style:name="Table1.A1" style:family="table-cell">
      <style:table-cell-properties style:vertical-align="top" fo:background-color="#cccccc" fo:padding-left="0.075in" fo:padding-right="0.075in" fo:padding-top="0in" fo:padding-bottom="0in" fo:border-left="0.0139in solid #000000" fo:border-right="none" fo:border-top="0.0139in solid #000000" fo:border-bottom="0.0069in solid #000000" style:writing-mode="lr-tb">
        <style:background-image/>
      </style:table-cell-properties>
    </style:style>
    <style:style style:name="Table1.B1" style:family="table-cell">
      <style:table-cell-properties style:vertical-align="top" fo:background-color="#cccccc" fo:padding-left="0.075in" fo:padding-right="0.075in" fo:padding-top="0in" fo:padding-bottom="0in" fo:border-left="0.0069in solid #000000" fo:border-right="none" fo:border-top="0.0139in solid #000000" fo:border-bottom="0.0069in solid #000000" style:writing-mode="lr-tb">
        <style:background-image/>
      </style:table-cell-properties>
    </style:style>
    <style:style style:name="Table1.D1" style:family="table-cell">
      <style:table-cell-properties style:vertical-align="top" fo:background-color="#cccccc" fo:padding-left="0.075in" fo:padding-right="0.075in" fo:padding-top="0in" fo:padding-bottom="0in" fo:border-left="0.0069in solid #000000" fo:border-right="0.0139in solid #000000" fo:border-top="0.0139in solid #000000" fo:border-bottom="0.0069in solid #000000" style:writing-mode="lr-tb">
        <style:background-image/>
      </style:table-cell-properties>
    </style:style>
    <style:style style:name="Table1.2" style:family="table-row">
      <style:table-row-properties style:min-row-height="1.0417in" style:keep-together="true" fo:keep-together="auto"/>
    </style:style>
    <style:style style:name="Table1.A2" style:family="table-cell">
      <style:table-cell-properties style:vertical-align="bottom" fo:padding-left="0.075in" fo:padding-right="0.075in" fo:padding-top="0in" fo:padding-bottom="0in" fo:border-left="0.0139in solid #000000" fo:border-right="none" fo:border-top="0.0069in solid #000000" fo:border-bottom="0.0069in solid #000000" style:writing-mode="lr-tb"/>
    </style:style>
    <style:style style:name="Table1.B2" style:family="table-cell">
      <style:table-cell-properties style:vertical-align="bottom" fo:padding-left="0.075in" fo:padding-right="0.075in" fo:padding-top="0in" fo:padding-bottom="0in" fo:border-left="0.0069in solid #000000" fo:border-right="none" fo:border-top="0.0069in solid #000000" fo:border-bottom="0.0069in solid #000000" style:writing-mode="lr-tb"/>
    </style:style>
    <style:style style:name="Table1.D2" style:family="table-cell">
      <style:table-cell-properties style:vertical-align="bottom" fo:padding-left="0.075in" fo:padding-right="0.075in" fo:padding-top="0in" fo:padding-bottom="0in" fo:border-left="0.0069in solid #000000" fo:border-right="0.0139in solid #000000" fo:border-top="0.0069in solid #000000" fo:border-bottom="0.0069in solid #000000" style:writing-mode="lr-tb"/>
    </style:style>
    <style:style style:name="Table1.5" style:family="table-row">
      <style:table-row-properties style:min-row-height="0.2083in" style:keep-together="true" fo:keep-together="auto"/>
    </style:style>
    <style:style style:name="Table1.6" style:family="table-row">
      <style:table-row-properties style:min-row-height="0.625in" style:keep-together="true" fo:keep-together="auto"/>
    </style:style>
    <style:style style:name="Table1.7" style:family="table-row">
      <style:table-row-properties style:min-row-height="0.8333in" style:keep-together="true" fo:keep-together="auto"/>
    </style:style>
    <style:style style:name="Table1.10" style:family="table-row">
      <style:table-row-properties style:min-row-height="1.4583in" style:keep-together="true" fo:keep-together="auto"/>
    </style:style>
    <style:style style:name="Table1.11" style:family="table-row">
      <style:table-row-properties style:min-row-height="1.25in" style:keep-together="true" fo:keep-together="auto"/>
    </style:style>
    <style:style style:name="Table1.13" style:family="table-row">
      <style:table-row-properties style:min-row-height="0.4167in" style:keep-together="true" fo:keep-together="auto"/>
    </style:style>
    <style:style style:name="Table1.14" style:family="table-row">
      <style:table-row-properties style:min-row-height="2.2917in" style:keep-together="true" fo:keep-together="auto"/>
    </style:style>
    <style:style style:name="Table1.16" style:family="table-row">
      <style:table-row-properties style:min-row-height="2.0833in" style:keep-together="true" fo:keep-together="auto"/>
    </style:style>
    <style:style style:name="Table1.18" style:family="table-row">
      <style:table-row-properties style:min-row-height="1.6667in" style:keep-together="true" fo:keep-together="auto"/>
    </style:style>
    <style:style style:name="Table1.A24" style:family="table-cell">
      <style:table-cell-properties style:vertical-align="bottom" fo:padding-left="0.075in" fo:padding-right="0.075in" fo:padding-top="0in" fo:padding-bottom="0in" fo:border-left="0.0139in solid #000000" fo:border-right="none" fo:border-top="0.0069in solid #000000" fo:border-bottom="0.0139in solid #000000" style:writing-mode="lr-tb"/>
    </style:style>
    <style:style style:name="Table1.B24" style:family="table-cell">
      <style:table-cell-properties style:vertical-align="bottom" fo:padding-left="0.075in" fo:padding-right="0.075in" fo:padding-top="0in" fo:padding-bottom="0in" fo:border-left="0.0069in solid #000000" fo:border-right="none" fo:border-top="0.0069in solid #000000" fo:border-bottom="0.0139in solid #000000" style:writing-mode="lr-tb"/>
    </style:style>
    <style:style style:name="Table1.D24" style:family="table-cell">
      <style:table-cell-properties style:vertical-align="bottom" fo:padding-left="0.075in" fo:padding-right="0.075in" fo:padding-top="0in" fo:padding-bottom="0in" fo:border-left="0.0069in solid #000000" fo:border-right="0.0139in solid #000000" fo:border-top="0.0069in solid #000000" fo:border-bottom="0.0139in solid #000000" style:writing-mode="lr-tb"/>
    </style:style>
    <style:style style:name="P1" style:family="paragraph" style:parent-style-name="Header">
      <style:paragraph-properties>
        <style:tab-stops>
          <style:tab-stop style:position="9in" style:type="right"/>
        </style:tab-stops>
      </style:paragraph-properties>
    </style:style>
    <style:style style:name="P2" style:family="paragraph" style:parent-style-name="Header">
      <style:paragraph-properties>
        <style:tab-stops/>
      </style:paragraph-properties>
    </style:style>
    <style:style style:name="P3" style:family="paragraph" style:parent-style-name="Header">
      <style:paragraph-properties>
        <style:tab-stops/>
      </style:paragraph-properties>
      <style:text-properties style:font-name="Arial" fo:font-size="9pt" style:font-size-asian="9pt" style:language-asian="ko" style:country-asian="KR" style:font-size-complex="9pt"/>
    </style:style>
    <style:style style:name="P4" style:family="paragraph" style:parent-style-name="Standard">
      <style:paragraph-properties style:snap-to-layout-grid="false"/>
    </style:style>
    <style:style style:name="P5" style:family="paragraph" style:parent-style-name="Standard">
      <style:paragraph-properties style:snap-to-layout-grid="false"/>
      <style:text-properties fo:color="#000000" style:font-name="Calibri" fo:font-size="11pt" fo:language="en" fo:country="IN" style:font-size-asian="11pt" style:language-asian="en" style:country-asian="IN" style:font-size-complex="11pt"/>
    </style:style>
    <style:style style:name="P6" style:family="paragraph" style:parent-style-name="Standard">
      <style:paragraph-properties fo:margin-left="0in" fo:margin-right="0.3126in" fo:text-indent="0in" style:auto-text-indent="false" fo:background-color="#cccccc" fo:padding-left="0.0555in" fo:padding-right="0.4307in" fo:padding-top="0.0138in" fo:padding-bottom="0.0138in" fo:border="0.0071in solid #000000">
        <style:tab-stops>
          <style:tab-stop style:position="9.3752in"/>
        </style:tab-stops>
        <style:background-image/>
      </style:paragraph-properties>
    </style:style>
    <style:style style:name="P7" style:family="paragraph" style:parent-style-name="Standard" style:master-page-name="Standard">
      <style:paragraph-properties fo:margin-left="0in" fo:margin-right="0.3126in" fo:text-indent="0in" style:auto-text-indent="false" style:page-number="auto" fo:background-color="#cccccc" fo:padding-left="0.0555in" fo:padding-right="0.4307in" fo:padding-top="0.0138in" fo:padding-bottom="0.0138in" fo:border="0.0071in solid #000000">
        <style:tab-stops>
          <style:tab-stop style:position="9.3752in"/>
        </style:tab-stops>
        <style:background-image/>
      </style:paragraph-properties>
    </style:style>
    <style:style style:name="T1" style:family="text">
      <style:text-properties fo:color="#000000" style:font-name="Calibri" fo:font-size="11pt" fo:language="en" fo:country="IN" style:font-size-asian="11pt" style:language-asian="en" style:country-asian="IN" style:font-size-complex="11pt"/>
    </style:style>
    <style:style style:name="T2" style:family="text">
      <style:text-properties fo:background-color="transparent"/>
    </style:style>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w4winExternal">System: vzbu0801a</text:span></text:p>
      <text:p text:style-name="P6"><text:span text:style-name="tw4winExternal">Language: LANGUAGE</text:span></text:p>
      <text:p text:style-name="P2"><text:span text:style-name="tw4winExternal"/></text:p>
      <text:p text:style-name="P2"><text:span text:style-name="tw4winExternal"/></text:p>
      <text:p text:style-name="P2"><text:span text:style-name="tw4winExternal"/></text:p>
      <text:p text:style-name="P2"><text:span text:style-name="tw4winExternal"/></text:p>
      <text:p text:style-name="P2"><text:span text:style-name="tw4winExternal">PLEASE ALWAYS INCLUDE ENTIRE SENTENCES</text:span></text:p>
      <text:p text:style-name="P2"><text:span text:style-name="tw4winExternal"/></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4"><text:span text:style-name="tw4winExternal">DOCUMENT</text:span></text:p>
          </table:table-cell>
          <table:table-cell table:style-name="Table1.B1" office:value-type="string">
            <text:p text:style-name="P4"><text:span text:style-name="tw4winExternal">TAG</text:span></text:p>
          </table:table-cell>
          <table:table-cell table:style-name="Table1.B1" office:value-type="string">
            <text:p text:style-name="P4"><text:span text:style-name="tw4winExternal">ENGLISH TEXT</text:span></text:p>
          </table:table-cell>
          <table:table-cell table:style-name="Table1.D1" office:value-type="string">
            <text:p text:style-name="P4"><text:span text:style-name="tw4winExternal">FOREIGN LANGUAGE TEXT</text:span></text:p>
          </table:table-cell>
        </table:table-row>
        <table:table-row table:style-name="Table1.2">
          <table:table-cell table:style-name="Table1.A2" office:value-type="string">
            <text:p text:style-name="tw4winExternal"><text:span text:style-name="tw4winExternal">Invitation</text:span></text:p>
          </table:table-cell>
          <table:table-cell table:style-name="Table1.B2" office:value-type="string">
            <text:p text:style-name="tw4winExternal"><text:span text:style-name="tw4winExternal">inv_aug2010_1 </text:span></text:p>
          </table:table-cell>
          <table:table-cell table:style-name="Table1.B2" office:value-type="string">
            <text:p text:style-name="tw4winExternal"><text:span text:style-name="tw4winExternal"><text:s/>At Verizon, identifying ways that we can better support your business is a top priority. Throughout the year, we gather feedback to understand what is working well and where we need to improve. <text:s/></text:span></text:p>
          </table:table-cell>
          <table:table-cell table:style-name="Table1.D2" office:value-type="string">
            <text:p text:style-name="P5"><text:s/>At Verizon, identifying ways that we can better support your business is a top priority. Throughout the year, we gather feedback to understand what is working well and where we need to improve. <text:s/></text:p>
          </table:table-cell>
        </table:table-row>
        <table:table-row table:style-name="Table1.2">
          <table:table-cell table:style-name="Table1.A2" office:value-type="string">
            <text:p text:style-name="tw4winExternal"><text:span text:style-name="tw4winExternal">Invitation</text:span></text:p>
          </table:table-cell>
          <table:table-cell table:style-name="Table1.B2" office:value-type="string">
            <text:p text:style-name="tw4winExternal"><text:span text:style-name="tw4winExternal">inv_aug2010_2 </text:span></text:p>
          </table:table-cell>
          <table:table-cell table:style-name="Table1.B2" office:value-type="string">
            <text:p text:style-name="tw4winExternal"><text:span text:style-name="tw4winExternal"><text:s/>We also value your time and realize that providing feedback should not take too long. <text:s/>That is why we are implementing a &lt;b&gt;&lt;i&gt;new five-question survey&lt;/i&gt;&lt;/b&gt; for the second half of 2010.</text:span></text:p>
          </table:table-cell>
          <table:table-cell table:style-name="Table1.D2" office:value-type="string">
            <text:p text:style-name="P4"><text:span text:style-name="T1"><text:s/>We also value your time and realize that providing feedback should not take too long. <text:s/>That is why we are implementing a </text:span><text:a xlink:type="simple" xlink:href="" text:visited-style-name="tw4winInternal"><text:span text:style-name="tw4winInternal"><text:span text:style-name="T2">&lt;b&gt;&lt;i&gt;</text:span></text:span></text:a><text:span text:style-name="T1">new five-question survey</text:span><text:a xlink:type="simple" xlink:href="" text:visited-style-name="tw4winInternal"><text:span text:style-name="tw4winInternal">&lt;/i&gt;&lt;/b&gt;</text:span></text:a><text:span text:style-name="T1"> for the second half of 2010.</text:span></text:p>
          </table:table-cell>
        </table:table-row>
        <table:table-row table:style-name="Table1.2">
          <table:table-cell table:style-name="Table1.A2" office:value-type="string">
            <text:p text:style-name="tw4winExternal"><text:span text:style-name="tw4winExternal">Invitation</text:span></text:p>
          </table:table-cell>
          <table:table-cell table:style-name="Table1.B2" office:value-type="string">
            <text:p text:style-name="tw4winExternal"><text:span text:style-name="tw4winExternal">inv_aug2010_3 </text:span></text:p>
          </table:table-cell>
          <table:table-cell table:style-name="Table1.B2" office:value-type="string">
            <text:p text:style-name="tw4winExternal"><text:span text:style-name="tw4winExternal"><text:s/>Please click on the link below to provide your thoughts on how we can improve our relationship with you and your organization. The survey should take no more than 2 minutes to complete. <text:s/></text:span></text:p>
          </table:table-cell>
          <table:table-cell table:style-name="Table1.D2" office:value-type="string">
            <text:p text:style-name="P5"><text:s/>Please click on the link below to provide your thoughts on how we can improve our relationship with you and your organization. The survey should take no more than 2 minutes to complete. <text:s/></text:p>
          </table:table-cell>
        </table:table-row>
        <table:table-row table:style-name="Table1.5">
          <table:table-cell table:style-name="Table1.A2" office:value-type="string">
            <text:p text:style-name="tw4winExternal"><text:span text:style-name="tw4winExternal">Invitation</text:span></text:p>
          </table:table-cell>
          <table:table-cell table:style-name="Table1.B2" office:value-type="string">
            <text:p text:style-name="tw4winExternal"><text:span text:style-name="tw4winExternal">inv_aug2010_4 </text:span></text:p>
          </table:table-cell>
          <table:table-cell table:style-name="Table1.B2" office:value-type="string">
            <text:p text:style-name="tw4winExternal"><text:span text:style-name="tw4winExternal"><text:s/>To access the survey, click on the link </text:span><text:soft-page-break/><text:span text:style-name="tw4winExternal">below:</text:span></text:p>
          </table:table-cell>
          <table:table-cell table:style-name="Table1.D2" office:value-type="string">
            <text:p text:style-name="P5"><text:s/>To access the survey, click on the link below:</text:p>
          </table:table-cell>
        </table:table-row>
        <table:table-row table:style-name="Table1.6">
          <table:table-cell table:style-name="Table1.A2" office:value-type="string">
            <text:p text:style-name="tw4winExternal"><text:span text:style-name="tw4winExternal">Invitation</text:span></text:p>
          </table:table-cell>
          <table:table-cell table:style-name="Table1.B2" office:value-type="string">
            <text:p text:style-name="tw4winExternal"><text:span text:style-name="tw4winExternal">inv_aug2010_5 </text:span></text:p>
          </table:table-cell>
          <table:table-cell table:style-name="Table1.B2" office:value-type="string">
            <text:p text:style-name="tw4winExternal"><text:span text:style-name="tw4winExternal"><text:s/>Many thanks in advance for your feedback. We truly appreciate your business and look forward to our continued relationship. </text:span></text:p>
          </table:table-cell>
          <table:table-cell table:style-name="Table1.D2" office:value-type="string">
            <text:p text:style-name="P5"><text:s/>Many thanks in advance for your feedback. We truly appreciate your business and look forward to our continued relationship. </text:p>
          </table:table-cell>
        </table:table-row>
        <table:table-row table:style-name="Table1.7">
          <table:table-cell table:style-name="Table1.A2" office:value-type="string">
            <text:p text:style-name="tw4winExternal"><text:span text:style-name="tw4winExternal">Reminder</text:span></text:p>
          </table:table-cell>
          <table:table-cell table:style-name="Table1.B2" office:value-type="string">
            <text:p text:style-name="tw4winExternal"><text:span text:style-name="tw4winExternal">rem_aug2010_1 </text:span></text:p>
          </table:table-cell>
          <table:table-cell table:style-name="Table1.B2" office:value-type="string">
            <text:p text:style-name="tw4winExternal"><text:span text:style-name="tw4winExternal"><text:s/>We would like your feedback on how we can better support your business goals. To help us serve you better, please take a moment to go online and provide your thoughts.</text:span></text:p>
          </table:table-cell>
          <table:table-cell table:style-name="Table1.D2" office:value-type="string">
            <text:p text:style-name="P5"><text:s/>We would like your feedback on how we can better support your business goals. To help us serve you better, please take a moment to go online and provide your thoughts.</text:p>
          </table:table-cell>
        </table:table-row>
        <table:table-row table:style-name="Table1.7">
          <table:table-cell table:style-name="Table1.A2" office:value-type="string">
            <text:p text:style-name="tw4winExternal"><text:span text:style-name="tw4winExternal">Reminder</text:span></text:p>
          </table:table-cell>
          <table:table-cell table:style-name="Table1.B2" office:value-type="string">
            <text:p text:style-name="tw4winExternal"><text:span text:style-name="tw4winExternal">rem_aug2010_2 </text:span></text:p>
          </table:table-cell>
          <table:table-cell table:style-name="Table1.B2" office:value-type="string">
            <text:p text:style-name="tw4winExternal"><text:span text:style-name="tw4winExternal"><text:s/>Our quick, &lt;b&gt;&lt;i&gt;five-question survey&lt;/i&gt;&lt;/b&gt; will take no more than 2 minutes of your time. <text:s/>To access the survey, click on the link below:</text:span></text:p>
          </table:table-cell>
          <table:table-cell table:style-name="Table1.D2" office:value-type="string">
            <text:p text:style-name="P4"><text:span text:style-name="T1"><text:s/>Our quick, </text:span><text:span text:style-name="tw4winInternal">&lt;b&gt;&lt;i&gt;</text:span><text:span text:style-name="T1">five-question survey</text:span><text:span text:style-name="tw4winInternal">&lt;/i&gt;&lt;/b&gt;</text:span><text:span text:style-name="T1"> will take no more than 2 minutes of your time. <text:s/>To access the survey, click on the link below:</text:span></text:p>
          </table:table-cell>
        </table:table-row>
        <table:table-row table:style-name="Table1.5">
          <table:table-cell table:style-name="Table1.A2" office:value-type="string">
            <text:p text:style-name="tw4winExternal"><text:span text:style-name="tw4winExternal">Reminder</text:span></text:p>
          </table:table-cell>
          <table:table-cell table:style-name="Table1.B2" office:value-type="string">
            <text:p text:style-name="tw4winExternal"><text:span text:style-name="tw4winExternal">rem_aug2010_3 </text:span></text:p>
          </table:table-cell>
          <table:table-cell table:style-name="Table1.B2" office:value-type="string">
            <text:p text:style-name="tw4winExternal"><text:span text:style-name="tw4winExternal"><text:s/>Thank you for your time,</text:span></text:p>
          </table:table-cell>
          <table:table-cell table:style-name="Table1.D2" office:value-type="string">
            <text:p text:style-name="P5"><text:s/>Thank you for your time,</text:p>
          </table:table-cell>
        </table:table-row>
        <table:table-row table:style-name="Table1.10">
          <table:table-cell table:style-name="Table1.A2" office:value-type="string">
            <text:p text:style-name="tw4winExternal"><text:span text:style-name="tw4winExternal">Survey</text:span></text:p>
          </table:table-cell>
          <table:table-cell table:style-name="Table1.B2" office:value-type="string">
            <text:p text:style-name="tw4winExternal"><text:span text:style-name="tw4winExternal">q6_aug2010 </text:span></text:p>
          </table:table-cell>
          <table:table-cell table:style-name="Table1.B2" office:value-type="string">
            <text:p text:style-name="tw4winExternal"><text:span text:style-name="tw4winExternal"><text:s/>Considering your relationship with Verizon and the current marketplace, how likely would you be to choose us again, if making the decision for the first time? &lt;br&gt;&lt;font style='FONT-SIZE: 8pt;'&gt;Please use a scale of 0 to 10, where 0 is 'Not at All Likely' and 10 is 'Extremely Likely'.&lt;/font&gt;</text:span></text:p>
          </table:table-cell>
          <table:table-cell table:style-name="Table1.D2" office:value-type="string">
            <text:p text:style-name="P4"><text:span text:style-name="T1"><text:s/>Considering your relationship with Verizon and the current marketplace, how likely would you be to choose us again, if making the decision for the first time? </text:span><text:span text:style-name="tw4winExternal">&lt;br&gt;&lt;font style='FONT-SIZE: 8pt;'&gt;</text:span><text:span text:style-name="T1">Please use a scale of 0 to 10, where 0 is 'Not at All Likely' and 10 is 'Extremely Likely'.</text:span><text:span text:style-name="tw4winExternal">&lt;/font&gt;</text:span></text:p>
          </table:table-cell>
        </table:table-row>
        <table:table-row table:style-name="Table1.11">
          <table:table-cell table:style-name="Table1.A2" office:value-type="string">
            <text:p text:style-name="tw4winExternal"><text:span text:style-name="tw4winExternal">Thank You</text:span></text:p>
          </table:table-cell>
          <table:table-cell table:style-name="Table1.B2" office:value-type="string">
            <text:p text:style-name="tw4winExternal"><text:span text:style-name="tw4winExternal">thankyou_aug2010_t1 </text:span></text:p>
          </table:table-cell>
          <table:table-cell table:style-name="Table1.B2" office:value-type="string">
            <text:p text:style-name="tw4winExternal"><text:span text:style-name="tw4winExternal"><text:s/>Thank you for participating in our recent survey and letting us know how we're doing and what we can do to help you succeed. We are reviewing your feedback now to identify ways to improve our performance and </text:span><text:soft-page-break/><text:span text:style-name="tw4winExternal">enhance our relationship with you.</text:span></text:p>
          </table:table-cell>
          <table:table-cell table:style-name="Table1.D2" office:value-type="string">
            <text:p text:style-name="P5"><text:s/>Thank you for participating in our recent survey and letting us know how we're doing and what we can do to help you succeed. We are reviewing your feedback now to identify ways to improve our performance and enhance our relationship with you.</text:p>
          </table:table-cell>
        </table:table-row>
        <table:table-row table:style-name="Table1.6">
          <table:table-cell table:style-name="Table1.A2" office:value-type="string">
            <text:p text:style-name="tw4winExternal"><text:span text:style-name="tw4winExternal">Thank You</text:span></text:p>
          </table:table-cell>
          <table:table-cell table:style-name="Table1.B2" office:value-type="string">
            <text:p text:style-name="tw4winExternal"><text:span text:style-name="tw4winExternal">thankyou_aug2010_t2 </text:span></text:p>
          </table:table-cell>
          <table:table-cell table:style-name="Table1.B2" office:value-type="string">
            <text:p text:style-name="tw4winExternal"><text:span text:style-name="tw4winExternal">Comments from previous surveys led to a number of improvements we made to our business. Here are just a few of them:</text:span></text:p>
          </table:table-cell>
          <table:table-cell table:style-name="Table1.D2" office:value-type="string">
            <text:p text:style-name="P5">Comments from previous surveys led to a number of improvements we made to our business. Here are just a few of them:</text:p>
          </table:table-cell>
        </table:table-row>
        <table:table-row table:style-name="Table1.13">
          <table:table-cell table:style-name="Table1.A2" office:value-type="string">
            <text:p text:style-name="tw4winExternal"><text:span text:style-name="tw4winExternal">Thank You</text:span></text:p>
          </table:table-cell>
          <table:table-cell table:style-name="Table1.B2" office:value-type="string">
            <text:p text:style-name="tw4winExternal"><text:span text:style-name="tw4winExternal">thankyou_aug2010_t3 </text:span></text:p>
          </table:table-cell>
          <table:table-cell table:style-name="Table1.B2" office:value-type="string">
            <text:p text:style-name="tw4winExternal"><text:span text:style-name="tw4winExternal"><text:s/>&lt;b&gt;&lt;i&gt;&lt;u&gt;&amp;quot;Improve my online experience&amp;quot;&lt;/u&gt;&lt;/i&gt;&lt;/b&gt;</text:span></text:p>
          </table:table-cell>
          <table:table-cell table:style-name="Table1.D2" office:value-type="string">
            <text:p text:style-name="P4"><text:span text:style-name="tw4winExternal"><text:s/>&lt;b&gt;&lt;i&gt;&lt;u&gt;&amp;quot;</text:span><text:span text:style-name="T1">Improve my online experience</text:span><text:span text:style-name="tw4winExternal">&amp;quot;&lt;/u&gt;&lt;/i&gt;&lt;/b&gt;</text:span></text:p>
          </table:table-cell>
        </table:table-row>
        <table:table-row table:style-name="Table1.14">
          <table:table-cell table:style-name="Table1.A2" office:value-type="string">
            <text:p text:style-name="tw4winExternal"><text:span text:style-name="tw4winExternal">Thank You</text:span></text:p>
          </table:table-cell>
          <table:table-cell table:style-name="Table1.B2" office:value-type="string">
            <text:p text:style-name="tw4winExternal"><text:span text:style-name="tw4winExternal">thankyou_aug2010_t4 </text:span></text:p>
          </table:table-cell>
          <table:table-cell table:style-name="Table1.B2" office:value-type="string">
            <text:p text:style-name="tw4winExternal"><text:span text:style-name="tw4winExternal">&lt;ul&gt;&lt;li&gt;&lt;i&gt;We heard that our customers wanted to manage their business online, so we...&lt;/i&gt; created an online ordering tool, enabled 24x7 access to order status within a single online view, and appointed Order Specialists to assist you through our "Click to Chat" functionality. We have also enabled at-a-glance status updates for your orders online and created the ability to replicate previous orders to save you time when entering new orders for similar services.&lt;/li&gt;&lt;/ul&gt;</text:span></text:p>
          </table:table-cell>
          <table:table-cell table:style-name="Table1.D2" office:value-type="string">
            <text:p text:style-name="P4"><text:span text:style-name="tw4winExternal">&lt;ul&gt;&lt;li&gt;</text:span><text:span text:style-name="tw4winInternal">&lt;i&gt;</text:span><text:span text:style-name="T1">We heard that our customers wanted to manage their business online, so we...</text:span><text:span text:style-name="tw4winInternal">&lt;/i&gt;</text:span><text:span text:style-name="T1"> created an online ordering tool, enabled 24x7 access to order status within a single online view, and appointed Order Specialists to assist you through our "Click to Chat" functionality. We have also enabled at-a-glance status updates for your orders online and created the ability to replicate previous orders to save you time when entering new orders for similar services.</text:span><text:span text:style-name="tw4winExternal">&lt;/li&gt;&lt;/ul&gt;</text:span></text:p>
          </table:table-cell>
        </table:table-row>
        <table:table-row table:style-name="Table1.13">
          <table:table-cell table:style-name="Table1.A2" office:value-type="string">
            <text:p text:style-name="tw4winExternal"><text:span text:style-name="tw4winExternal">Thank You</text:span></text:p>
          </table:table-cell>
          <table:table-cell table:style-name="Table1.B2" office:value-type="string">
            <text:p text:style-name="tw4winExternal"><text:span text:style-name="tw4winExternal">thankyou_aug2010_t5 </text:span></text:p>
          </table:table-cell>
          <table:table-cell table:style-name="Table1.B2" office:value-type="string">
            <text:p text:style-name="tw4winExternal"><text:span text:style-name="tw4winExternal"><text:s/>&lt;b&gt;&lt;i&gt;&lt;u&gt;&amp;quot;Better coordinate internal departments&amp;quot;&lt;/u&gt;&lt;/i&gt;&lt;/b&gt;</text:span></text:p>
          </table:table-cell>
          <table:table-cell table:style-name="Table1.D2" office:value-type="string">
            <text:p text:style-name="P4"><text:span text:style-name="tw4winExternal"><text:s/>&lt;b&gt;&lt;i&gt;&lt;u&gt;&amp;quot;</text:span><text:span text:style-name="T1">Better coordinate internal departments</text:span><text:span text:style-name="tw4winExternal">&amp;quot;&lt;/u&gt;&lt;/i&gt;&lt;/b&gt;</text:span></text:p>
          </table:table-cell>
        </table:table-row>
        <text:soft-page-break/>
        <table:table-row table:style-name="Table1.16">
          <table:table-cell table:style-name="Table1.A2" office:value-type="string">
            <text:p text:style-name="tw4winExternal"><text:span text:style-name="tw4winExternal">Thank You</text:span></text:p>
          </table:table-cell>
          <table:table-cell table:style-name="Table1.B2" office:value-type="string">
            <text:p text:style-name="tw4winExternal"><text:span text:style-name="tw4winExternal">thankyou_aug2010_t6 </text:span></text:p>
          </table:table-cell>
          <table:table-cell table:style-name="Table1.B2" office:value-type="string">
            <text:p text:style-name="tw4winExternal"><text:span text:style-name="tw4winExternal">&lt;ul&gt;&lt;li&gt;&lt;i&gt;The comments indicated that we don't always coordinate efforts across internal groups, so we...&lt;/i&gt; eliminated Service "hand-offs" to reduce order intervals, created processes to proactively notify Provisioning and Service Assurance teams of upcoming commitment dates, and enabled cross functional collaboration to define and implement best practice service metrics.&lt;/li&gt;&lt;/ul&gt;</text:span></text:p>
          </table:table-cell>
          <table:table-cell table:style-name="Table1.D2" office:value-type="string">
            <text:p text:style-name="P4"><text:span text:style-name="tw4winExternal">&lt;ul&gt;&lt;li&gt;</text:span><text:span text:style-name="tw4winInternal">&lt;i&gt;</text:span><text:span text:style-name="T1">The comments indicated that we don't always coordinate efforts across internal groups, so we...</text:span><text:span text:style-name="tw4winInternal">&lt;/i&gt;</text:span><text:span text:style-name="T1"> eliminated Service "hand-offs" to reduce order intervals, created processes to proactively notify Provisioning and Service Assurance teams of upcoming commitment dates, and enabled cross functional collaboration to define and implement best practice service metrics.</text:span><text:span text:style-name="tw4winExternal">&lt;/li&gt;&lt;/ul&gt;</text:span></text:p>
          </table:table-cell>
        </table:table-row>
        <table:table-row table:style-name="Table1.13">
          <table:table-cell table:style-name="Table1.A2" office:value-type="string">
            <text:p text:style-name="tw4winExternal"><text:span text:style-name="tw4winExternal">Thank You</text:span></text:p>
          </table:table-cell>
          <table:table-cell table:style-name="Table1.B2" office:value-type="string">
            <text:p text:style-name="tw4winExternal"><text:span text:style-name="tw4winExternal">thankyou_aug2010_t7 </text:span></text:p>
          </table:table-cell>
          <table:table-cell table:style-name="Table1.B2" office:value-type="string">
            <text:p text:style-name="tw4winExternal"><text:span text:style-name="tw4winExternal"><text:s/>&lt;b&gt;&lt;i&gt;&lt;u&gt;&amp;quot;Better understand my business&amp;quot;&lt;/u&gt;&lt;/i&gt;&lt;/b&gt;</text:span></text:p>
          </table:table-cell>
          <table:table-cell table:style-name="Table1.D2" office:value-type="string">
            <text:p text:style-name="P4"><text:span text:style-name="tw4winExternal"><text:s/>&lt;b&gt;&lt;i&gt;&lt;u&gt;&amp;quot;</text:span><text:span text:style-name="T1">Better understand my business</text:span><text:span text:style-name="tw4winExternal">&amp;quot;&lt;/u&gt;&lt;/i&gt;&lt;/b&gt;</text:span></text:p>
          </table:table-cell>
        </table:table-row>
        <table:table-row table:style-name="Table1.18">
          <table:table-cell table:style-name="Table1.A2" office:value-type="string">
            <text:p text:style-name="tw4winExternal"><text:span text:style-name="tw4winExternal">Thank You</text:span></text:p>
          </table:table-cell>
          <table:table-cell table:style-name="Table1.B2" office:value-type="string">
            <text:p text:style-name="tw4winExternal"><text:span text:style-name="tw4winExternal">thankyou_aug2010_t8 </text:span></text:p>
          </table:table-cell>
          <table:table-cell table:style-name="Table1.B2" office:value-type="string">
            <text:p text:style-name="tw4winExternal"><text:span text:style-name="tw4winExternal">&lt;ul&gt;&lt;li&gt;&lt;i&gt;We were told that we needed to understand our customers business and better support their objectives, so we...&lt;/i&gt;invested in tools and training for our global teams and local field teams to better understand and address your business, your suite of services, and how they contribute to your business objectives. &lt;/li&gt;&lt;/ul&gt;</text:span></text:p>
          </table:table-cell>
          <table:table-cell table:style-name="Table1.D2" office:value-type="string">
            <text:p text:style-name="P4"><text:span text:style-name="tw4winExternal">&lt;ul&gt;&lt;li&gt;</text:span><text:span text:style-name="tw4winInternal">&lt;i&gt;</text:span><text:span text:style-name="T1">We were told that we needed to understand our customers business and better support their objectives, so we...</text:span><text:span text:style-name="tw4winInternal">&lt;/i&gt;</text:span><text:span text:style-name="T1">invested in tools and training for our global teams and local field teams to better understand and address your business, your suite of services, and how they contribute to your business objectives. </text:span><text:span text:style-name="tw4winExternal">&lt;/li&gt;&lt;/ul&gt;</text:span></text:p>
          </table:table-cell>
        </table:table-row>
        <table:table-row table:style-name="Table1.11">
          <table:table-cell table:style-name="Table1.A2" office:value-type="string">
            <text:p text:style-name="tw4winExternal"><text:span text:style-name="tw4winExternal">Thank You</text:span></text:p>
          </table:table-cell>
          <table:table-cell table:style-name="Table1.B2" office:value-type="string">
            <text:p text:style-name="tw4winExternal"><text:span text:style-name="tw4winExternal">thankyou_aug2010_t9 </text:span></text:p>
          </table:table-cell>
          <table:table-cell table:style-name="Table1.B2" office:value-type="string">
            <text:p text:style-name="tw4winExternal"><text:span text:style-name="tw4winExternal"><text:s/>We value your opinions and will continue to implement changes based on your feedback. In addition to the improvements above, your account teams will be working with you to address any specific needs you have shared with us.</text:span></text:p>
          </table:table-cell>
          <table:table-cell table:style-name="Table1.D2" office:value-type="string">
            <text:p text:style-name="P5"><text:s/>We value your opinions and will continue to implement changes based on your feedback. In addition to the improvements above, your account teams will be working with you to address any specific needs you have shared with us.</text:p>
          </table:table-cell>
        </table:table-row>
        <text:soft-page-break/>
        <table:table-row table:style-name="Table1.5">
          <table:table-cell table:style-name="Table1.A2" office:value-type="string">
            <text:p text:style-name="tw4winExternal"><text:span text:style-name="tw4winExternal"/></text:p>
          </table:table-cell>
          <table:table-cell table:style-name="Table1.B2" office:value-type="string">
            <text:p text:style-name="tw4winExternal"><text:span text:style-name="tw4winExternal"/></text:p>
          </table:table-cell>
          <table:table-cell table:style-name="Table1.B2" office:value-type="string">
            <text:p text:style-name="tw4winExternal"><text:span text:style-name="tw4winExternal"/></text:p>
          </table:table-cell>
          <table:table-cell table:style-name="Table1.D2" office:value-type="string">
            <text:p text:style-name="P5"/>
          </table:table-cell>
        </table:table-row>
        <table:table-row table:style-name="Table1.11">
          <table:table-cell table:style-name="Table1.A2" office:value-type="string">
            <text:p text:style-name="tw4winExternal"><text:span text:style-name="tw4winExternal">Thank You</text:span></text:p>
          </table:table-cell>
          <table:table-cell table:style-name="Table1.B2" office:value-type="string">
            <text:p text:style-name="tw4winExternal"><text:span text:style-name="tw4winExternal">thankyou_aug2010_t11 </text:span></text:p>
          </table:table-cell>
          <table:table-cell table:style-name="Table1.B2" office:value-type="string">
            <text:p text:style-name="tw4winExternal"><text:span text:style-name="tw4winExternal"><text:s/>Thank you for taking the time to provide valuable feedback during our recent survey. We are reviewing the results now to identify areas where we can make meaningful improvements to our business and enhance our relationship with you.</text:span></text:p>
          </table:table-cell>
          <table:table-cell table:style-name="Table1.D2" office:value-type="string">
            <text:p text:style-name="P5"><text:s/>Thank you for taking the time to provide valuable feedback during our recent survey. We are reviewing the results now to identify areas where we can make meaningful improvements to our business and enhance our relationship with you.</text:p>
          </table:table-cell>
        </table:table-row>
        <table:table-row table:style-name="Table1.11">
          <table:table-cell table:style-name="Table1.A2" office:value-type="string">
            <text:p text:style-name="tw4winExternal"><text:span text:style-name="tw4winExternal">Thank You</text:span></text:p>
          </table:table-cell>
          <table:table-cell table:style-name="Table1.B2" office:value-type="string">
            <text:p text:style-name="tw4winExternal"><text:span text:style-name="tw4winExternal">thankyou_aug2010_t12 </text:span></text:p>
          </table:table-cell>
          <table:table-cell table:style-name="Table1.B2" office:value-type="string">
            <text:p text:style-name="tw4winExternal"><text:span text:style-name="tw4winExternal"><text:s/>Our goals are shaped by your feedback and we hold ourselves accountable for addressing your concerns and sharing our progress with you. Your Account Lead will work with you to address specific needs you shared with us within the survey.</text:span></text:p>
          </table:table-cell>
          <table:table-cell table:style-name="Table1.D2" office:value-type="string">
            <text:p text:style-name="P5"><text:s/>Our goals are shaped by your feedback and we hold ourselves accountable for addressing your concerns and sharing our progress with you. Your Account Lead will work with you to address specific needs you shared with us within the survey.</text:p>
          </table:table-cell>
        </table:table-row>
        <table:table-row table:style-name="Table1.7">
          <table:table-cell table:style-name="Table1.A2" office:value-type="string">
            <text:p text:style-name="tw4winExternal"><text:span text:style-name="tw4winExternal">Thank You</text:span></text:p>
          </table:table-cell>
          <table:table-cell table:style-name="Table1.B2" office:value-type="string">
            <text:p text:style-name="tw4winExternal"><text:span text:style-name="tw4winExternal">thankyou_aug2010_t13 </text:span></text:p>
          </table:table-cell>
          <table:table-cell table:style-name="Table1.B2" office:value-type="string">
            <text:p text:style-name="tw4winExternal"><text:span text:style-name="tw4winExternal"><text:s/>We look forward to fostering your continued success with the solutions and capabilities you need, coupled with the service, commitment and accountability you expect. </text:span></text:p>
          </table:table-cell>
          <table:table-cell table:style-name="Table1.D2" office:value-type="string">
            <text:p text:style-name="P5"><text:s/>We look forward to fostering your continued success with the solutions and capabilities you need, coupled with the service, commitment and accountability you expect. </text:p>
          </table:table-cell>
        </table:table-row>
        <table:table-row table:style-name="Table1.6">
          <table:table-cell table:style-name="Table1.A24" office:value-type="string">
            <text:p text:style-name="tw4winExternal"><text:span text:style-name="tw4winExternal">Thank You</text:span></text:p>
          </table:table-cell>
          <table:table-cell table:style-name="Table1.B24" office:value-type="string">
            <text:p text:style-name="tw4winExternal"><text:span text:style-name="tw4winExternal">thankyou_aug2010_t14 </text:span></text:p>
          </table:table-cell>
          <table:table-cell table:style-name="Table1.B24" office:value-type="string">
            <text:p text:style-name="tw4winExternal"><text:span text:style-name="tw4winExternal"><text:s/>Many thanks again for your thoughtful feedback, and your ongoing partnership with us. </text:span></text:p>
          </table:table-cell>
          <table:table-cell table:style-name="Table1.D24" office:value-type="string">
            <text:p text:style-name="P5"><text:s/>Many thanks again for your thoughtful feedback, and your ongoing partnership with us. </text:p>
          </table:table-cell>
        </table:table-row>
      </table:table>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Courier New" svg:font-family="'Courier New'" style:font-family-generic="modern"/>
    <style:font-face style:name="MS Mincho" svg:font-family="'MS Mincho', 'ＭＳ 明朝'" style:font-family-generic="modern"/>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lgun Gothic" svg:font-family="'Malgun Gothic'"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orphans="2" fo:widows="2" style:page-number="auto" style:shadow="none" style:writing-mode="lr-tb"/>
      <style:text-properties style:use-window-font-color="true" style:font-name="Times New Roman" fo:font-size="12pt" fo:language="en" fo:country="US" style:font-name-asian="MS Mincho"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text-align="center" style:justify-single-word="false"/>
      <style:text-properties style:font-name="Arial" fo:font-size="10pt" style:font-size-asian="10pt" style:language-asian="ja" style:country-asian="JP"/>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default-outline-level="1" style:class="text">
      <style:paragraph-properties fo:keep-with-next="always"/>
      <style:text-properties fo:font-size="10pt" fo:language="fr" fo:country="FR" fo:font-style="italic" style:font-size-asian="10pt" style:font-style-asian="italic" style:font-size-complex="10pt"/>
    </style:style>
    <style:style style:name="Heading_20_2" style:display-name="Heading 2" style:family="paragraph" style:parent-style-name="Standard" style:next-style-name="Standard" style:default-outline-level="2" style:class="text">
      <style:paragraph-properties fo:keep-with-next="always"/>
      <style:text-properties fo:font-size="10pt" fo:language="fr" fo:country="FR" fo:font-weight="bold" style:font-size-asian="10pt" style:font-weight-asian="bold" style:font-size-complex="10pt"/>
    </style:style>
    <style:style style:name="Heading_20_3" style:display-name="Heading 3" style:family="paragraph" style:parent-style-name="Standard" style:next-style-name="Standard" style:default-outline-level="3" style:class="text">
      <style:paragraph-properties fo:text-align="center" style:justify-single-word="false" fo:keep-with-next="always"/>
      <style:text-properties style:font-name="Arial" fo:font-size="9pt" fo:font-style="italic" style:font-size-asian="9pt" style:font-style-asian="italic" style:font-name-complex="Arial"/>
    </style:style>
    <style:style style:name="Header" style:family="paragraph" style:parent-style-name="Standard" style:class="extra"/>
    <style:style style:name="Footer" style:family="paragraph" style:parent-style-name="Standard" style:class="extra"/>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Contents_20_6" style:display-name="Contents 6" style:family="paragraph" style:parent-style-name="Index" style:class="index">
      <style:paragraph-properties fo:margin-left="0.9827in" fo:margin-right="0in" fo:text-indent="0in" style:auto-text-indent="false">
        <style:tab-stops>
          <style:tab-stop style:position="9.3299in" style:type="right" style:leader-style="dotted" style:leader-text="."/>
        </style:tab-stops>
      </style:paragraph-properties>
    </style:style>
    <style:style style:name="tw4winExternal" style:family="paragraph" style:parent-style-name="Standard">
      <style:paragraph-properties style:snap-to-layout-grid="false"/>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mbria" fo:font-size="16pt" fo:font-weight="bold" style:letter-kerning="true" style:font-name-asian="Malgun Gothic" style:font-size-asian="16pt" style:font-weight-asian="bold" style:font-name-complex="Times New Roman" style:font-size-complex="16pt" style:font-weight-complex="bold"/>
    </style:style>
    <style:style style:name="Heading_20_2_20_Char" style:display-name="Heading 2 Char" style:family="text" style:parent-style-name="Default_20_Paragraph_20_Font">
      <style:text-properties style:font-name="Cambria" fo:font-size="14pt" fo:font-style="italic" fo:font-weight="bold" style:font-name-asian="Malgun Gothic" style:font-size-asian="14pt" style:font-style-asian="italic" style:font-weight-asian="bold" style:font-name-complex="Times New Roman" style:font-size-complex="14pt" style:font-style-complex="italic" style:font-weight-complex="bold"/>
    </style:style>
    <style:style style:name="Heading_20_3_20_Char" style:display-name="Heading 3 Char" style:family="text" style:parent-style-name="Default_20_Paragraph_20_Font">
      <style:text-properties style:font-name="Cambria" fo:font-size="13pt" fo:font-weight="bold" style:font-name-asian="Malgun Gothic" style:font-size-asian="13pt" style:font-weight-asian="bold" style:font-name-complex="Times New Roman" style:font-size-complex="13pt" style:font-weight-complex="bold"/>
    </style:style>
    <style:style style:name="Header_20_Char" style:display-name="Header Char" style:family="text" style:parent-style-name="Default_20_Paragraph_20_Font">
      <style:text-properties fo:font-size="12pt" style:font-size-asian="12pt" style:font-name-complex="Times New Roman" style:font-size-complex="12pt"/>
    </style:style>
    <style:style style:name="Footer_20_Char" style:display-name="Footer Char" style:family="text" style:parent-style-name="Default_20_Paragraph_20_Font">
      <style:text-properties fo:font-size="12pt" style:font-size-asian="12pt" style:font-name-complex="Times New Roman" style:font-size-complex="12pt"/>
    </style:style>
    <style:style style:name="Body_20_Text_20_Char" style:display-name="Body Text Char" style:family="text" style:parent-style-name="Default_20_Paragraph_20_Font">
      <style:text-properties fo:font-size="12pt" style:font-size-asian="12pt" style:font-name-complex="Times New Roman" style:font-size-complex="12pt"/>
    </style:style>
    <style:style style:name="chartvariation" style:family="text" style:parent-style-name="Default_20_Paragraph_20_Font">
      <style:text-properties style:font-name-complex="Times New Roman"/>
    </style:style>
    <style:style style:name="HTML_20_Preformatted_20_Char" style:display-name="HTML Preformatted Char" style:family="text" style:parent-style-name="Default_20_Paragraph_20_Font">
      <style:text-properties style:font-name="Courier New" fo:font-size="10pt" style:font-size-asian="10pt" style:font-name-complex="Courier New" style:font-size-complex="10pt"/>
    </style:style>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tw4winExternal" style:family="text">
      <style:text-properties fo:color="#808080" style:font-name="Arial" fo:font-size="12pt" fo:language="zxx" fo:country="none" style:font-size-asian="12pt" style:language-asian="zxx" style:country-asian="none" style:font-name-complex="Arial" style:font-size-complex="12pt"/>
    </style:style>
    <style:style style:name="tw4winInternal" style:family="text">
      <style:text-properties fo:color="#ff0000" style:font-name="Arial" fo:font-size="12pt" fo:language="zxx" fo:country="none" style:font-size-asian="12pt" style:language-asian="zxx" style:country-asian="none" style:font-name-complex="Arial"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9in" style:type="right"/>
        </style:tab-stops>
      </style:paragraph-properties>
    </style:style>
    <style:style style:name="MT1" style:family="text"/>
    <style:style style:name="M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page-layout style:name="Mpm1">
      <style:page-layout-properties fo:page-width="11in" fo:page-height="8.5in" style:num-format="1" style:print-orientation="landscape" fo:margin-top="0.4902in" fo:margin-bottom="1.25in" fo:margin-left="0.3752in" fo:margin-right="0.3126in" style:writing-mode="lr-tb" style:layout-grid-color="#c0c0c0" style:layout-grid-lines="27"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98in" fo:margin-left="0in" fo:margin-right="0in" fo:margin-bottom="0.7209in" style:dynamic-spacing="true"/>
      </style:header-style>
      <style:footer-style/>
    </style:page-layout>
    <style:page-layout style:name="Mpm2">
      <style:page-layout-properties fo:page-width="11in" fo:page-height="8.5in" style:num-format="1" style:print-orientation="landscape" fo:margin-top="1.25in" fo:margin-bottom="1.25in" fo:margin-left="0.3752in" fo:margin-right="0.3126in" style:writing-mode="lr-tb" style:layout-grid-color="#c0c0c0" style:layout-grid-lines="24"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text:span text:style-name="tw4winExternal">Translations Change Request Form (Amends)<text:tab/></text:span><text:span text:style-name="tw4winExternal"><draw:frame draw:style-name="Mfr1" draw:name="Picture 1" text:anchor-type="as-char" svg:width="1.3437in" svg:height="0.678in" draw:z-index="4"><draw:image xlink:href="Pictures/10000000000000CC0000006AB6648C51.png" xlink:type="simple" xlink:show="embed" xlink:actuate="onLoad"/></draw:frame></text:span></text:p>
        <text:p text:style-name="MP1"/>
      </style:head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System Name (e</dc:title>
    <meta:initial-creator>SMS</meta:initial-creator>
    <meta:creation-date>2010-08-28T02:49:00</meta:creation-date>
    <dc:date>2013-09-03T16:02:54</dc:date>
    <meta:print-date>2002-07-21T23:13:00</meta:print-date>
    <meta:editing-cycles>7</meta:editing-cycles>
    <meta:editing-duration>PT01H02M17S</meta:editing-duration>
    <meta:generator>OpenOffice.org/3.2$Win32 OpenOffice.org_project/320m18$Build-9502</meta:generator>
    <meta:document-statistic meta:table-count="1" meta:image-count="1" meta:object-count="0" meta:page-count="5" meta:paragraph-count="96" meta:word-count="1342" meta:character-count="8888"/>
  </office:meta>
</office:document-meta>
</file>